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estSuite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TestButton" form:control-implementation="ooo:com.sun.star.form.component.CommandButton" xml:id="control1" form:id="control1" form:label="Run TestSuite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eeves.TestSuite.Main?language=Basic&amp;location=application" xlink:type="simple"/>
              </office:event-listeners>
            </form:button>
          </form:form>
        </office:forms>
        <table:shapes>
          <draw:control draw:z-index="0" draw:text-style-name="P1" svg:width="4.574cm" svg:height="1.264cm" svg:x="4.11cm" svg:y="1.596cm" draw:control="control1"/>
        </table:shapes>
        <table:table-column table:style-name="co1" table:default-cell-style-name="Default"/>
        <table:table-row table:style-name="ro1">
          <table:table-cell/>
        </table:table-row>
      </table:table>
      <table:table table:name="CellFinder" table:style-name="ta1">
        <office:forms form:automatic-focus="false" form:apply-design-mode="false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Test</text:p>
          </table:table-cell>
          <table:table-cell table:number-columns-repeated="2" office:value-type="string" calcext:value-type="string">
            <text:p>a</text:p>
          </table:table-cell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Test</text:p>
          </table:table-cell>
          <table:table-cell/>
        </table:table-row>
        <table:table-row table:style-name="ro1">
          <table:table-cell office:value-type="string" calcext:value-type="string">
            <text:p>Test</text:p>
          </table:table-cell>
          <table:table-cell/>
          <table:table-cell office:value-type="string" calcext:value-type="string">
            <text:p>tes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CH" style:font-name-asian="Bitstream Vera Sans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CH" style:letter-kerning="true" style:font-family-asian="'DejaVu Sans'" style:font-family-generic-asian="system" style:font-pitch-asian="variable" style:font-size-asian="12pt" style:language-asian="zh" style:country-asian="CN" style:font-name-complex="Bitstream Vera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1">00.00.0000</text:date>, <text:time style:data-style-name="N2" text:time-value="21:00:38.31905772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ikis Hofer</meta:initial-creator>
    <meta:creation-date>2021-01-21T18:29:56.853116143</meta:creation-date>
    <dc:date>2021-01-21T21:38:38.576810547</dc:date>
    <dc:creator>Mikis Hofer</dc:creator>
    <meta:editing-duration>PT2H5M38S</meta:editing-duration>
    <meta:editing-cycles>3</meta:editing-cycles>
    <meta:generator>LibreOffice/7.0.4.2$Linux_X86_64 LibreOffice_project/00$Build-2</meta:generator>
    <meta:document-statistic meta:table-count="2" meta:cell-count="12" meta:object-count="1"/>
  </office:meta>
</office:document-meta>
</file>